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1" fo:font-size="11pt" fo:font-weight="normal" officeooo:paragraph-rsid="001d8728" style:font-name-asian="思源黑体 CN Regular1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1" fo:font-size="11pt" fo:font-weight="normal" officeooo:paragraph-rsid="00203983" style:font-name-asian="思源黑体 CN Regular1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1" fo:font-size="11pt" fo:font-weight="normal" officeooo:paragraph-rsid="00204cce" style:font-name-asian="思源黑体 CN Regular1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1" fo:font-size="11pt" fo:font-weight="normal" officeooo:paragraph-rsid="00216aaa" style:font-name-asian="思源黑体 CN Regular1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1" fo:font-size="11pt" fo:font-weight="normal" officeooo:paragraph-rsid="0021ea94" style:font-name-asian="思源黑体 CN Regular1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1" fo:font-size="11pt" fo:font-weight="normal" officeooo:paragraph-rsid="00228ab9" style:font-name-asian="思源黑体 CN Regular1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思源黑体 CN Regular1" fo:font-size="11pt" fo:font-weight="normal" officeooo:paragraph-rsid="0025a2cf" style:font-name-asian="思源黑体 CN Regular1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style:font-name="思源黑体 CN Regular1" fo:font-size="11pt" fo:font-weight="normal" officeooo:paragraph-rsid="001d8728" style:font-name-asian="思源黑体 CN Regular1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text-properties style:font-name="思源黑体 CN Regular1" fo:font-size="11pt" fo:font-weight="normal" officeooo:paragraph-rsid="00203983" style:font-name-asian="思源黑体 CN Regular1" style:font-size-asian="11pt" style:font-weight-asian="normal" style:font-size-complex="11pt" style:font-weight-complex="normal"/>
    </style:style>
    <style:style style:name="P10" style:family="paragraph" style:parent-style-name="Standard" style:list-style-name="L3">
      <style:text-properties style:font-name="思源黑体 CN Regular1" fo:font-size="11pt" fo:font-weight="normal" officeooo:paragraph-rsid="00204cce" style:font-name-asian="思源黑体 CN Regular1" style:font-size-asian="11pt" style:font-weight-asian="normal" style:font-size-complex="11pt" style:font-weight-complex="normal"/>
    </style:style>
    <style:style style:name="P11" style:family="paragraph" style:parent-style-name="Standard" style:list-style-name="L4">
      <style:text-properties style:font-name="思源黑体 CN Regular1" fo:font-size="11pt" fo:font-weight="normal" officeooo:paragraph-rsid="00204cce" style:font-name-asian="思源黑体 CN Regular1" style:font-size-asian="11pt" style:font-weight-asian="normal" style:font-size-complex="11pt" style:font-weight-complex="normal"/>
    </style:style>
    <style:style style:name="P12" style:family="paragraph" style:parent-style-name="Standard" style:list-style-name="L5">
      <style:text-properties style:font-name="思源黑体 CN Regular1" fo:font-size="11pt" fo:font-weight="normal" officeooo:paragraph-rsid="00216aaa" style:font-name-asian="思源黑体 CN Regular1" style:font-size-asian="11pt" style:font-weight-asian="normal" style:font-size-complex="11pt" style:font-weight-complex="normal"/>
    </style:style>
    <style:style style:name="P13" style:family="paragraph" style:parent-style-name="Standard" style:list-style-name="L5">
      <style:text-properties style:font-name="思源黑体 CN Regular1" fo:font-size="11pt" fo:font-weight="normal" officeooo:paragraph-rsid="00204cce" style:font-name-asian="思源黑体 CN Regular1" style:font-size-asian="11pt" style:font-weight-asian="normal" style:font-size-complex="11pt" style:font-weight-complex="normal"/>
    </style:style>
    <style:style style:name="P14" style:family="paragraph" style:parent-style-name="Standard" style:list-style-name="L6">
      <style:text-properties style:font-name="思源黑体 CN Regular1" fo:font-size="11pt" fo:font-weight="normal" officeooo:paragraph-rsid="00216aaa" style:font-name-asian="思源黑体 CN Regular1" style:font-size-asian="11pt" style:font-weight-asian="normal" style:font-size-complex="11pt" style:font-weight-complex="normal"/>
    </style:style>
    <style:style style:name="P15" style:family="paragraph" style:parent-style-name="Standard" style:list-style-name="L7">
      <style:text-properties style:font-name="思源黑体 CN Regular1" fo:font-size="11pt" fo:font-weight="normal" officeooo:paragraph-rsid="0021ea94" style:font-name-asian="思源黑体 CN Regular1" style:font-size-asian="11pt" style:font-weight-asian="normal" style:font-size-complex="11pt" style:font-weight-complex="normal"/>
    </style:style>
    <style:style style:name="P16" style:family="paragraph" style:parent-style-name="Standard" style:list-style-name="L7">
      <style:text-properties style:font-name="思源黑体 CN Regular1" fo:font-size="11pt" fo:font-weight="normal" officeooo:paragraph-rsid="0037dc46" style:font-name-asian="思源黑体 CN Regular1" style:font-size-asian="11pt" style:font-weight-asian="normal" style:font-size-complex="11pt" style:font-weight-complex="normal"/>
    </style:style>
    <style:style style:name="P17" style:family="paragraph" style:parent-style-name="Standard" style:list-style-name="L7">
      <style:text-properties style:font-name="思源黑体 CN Regular1" fo:font-size="11pt" fo:font-weight="normal" officeooo:paragraph-rsid="0039983f" style:font-name-asian="思源黑体 CN Regular1" style:font-size-asian="11pt" style:font-weight-asian="normal" style:font-size-complex="11pt" style:font-weight-complex="normal"/>
    </style:style>
    <style:style style:name="P18" style:family="paragraph" style:parent-style-name="Standard" style:list-style-name="L8">
      <style:text-properties style:font-name="思源黑体 CN Regular1" fo:font-size="11pt" fo:font-weight="normal" officeooo:paragraph-rsid="0021ea94" style:font-name-asian="思源黑体 CN Regular1" style:font-size-asian="11pt" style:font-weight-asian="normal" style:font-size-complex="11pt" style:font-weight-complex="normal"/>
    </style:style>
    <style:style style:name="P19" style:family="paragraph" style:parent-style-name="Standard" style:list-style-name="L9">
      <style:text-properties style:font-name="思源黑体 CN Regular1" fo:font-size="11pt" fo:font-weight="normal" officeooo:paragraph-rsid="0021ea94" style:font-name-asian="思源黑体 CN Regular1" style:font-size-asian="11pt" style:font-weight-asian="normal" style:font-size-complex="11pt" style:font-weight-complex="normal"/>
    </style:style>
    <style:style style:name="P20" style:family="paragraph" style:parent-style-name="Standard" style:list-style-name="L10">
      <style:text-properties style:font-name="思源黑体 CN Regular1" fo:font-size="11pt" fo:font-weight="normal" officeooo:paragraph-rsid="0021ea94" style:font-name-asian="思源黑体 CN Regular1" style:font-size-asian="11pt" style:font-weight-asian="normal" style:font-size-complex="11pt" style:font-weight-complex="normal"/>
    </style:style>
    <style:style style:name="P21" style:family="paragraph" style:parent-style-name="Standard" style:list-style-name="L11">
      <style:text-properties style:font-name="思源黑体 CN Regular1" fo:font-size="11pt" fo:font-weight="normal" officeooo:paragraph-rsid="0021ea94" style:font-name-asian="思源黑体 CN Regular1" style:font-size-asian="11pt" style:font-weight-asian="normal" style:font-size-complex="11pt" style:font-weight-complex="normal"/>
    </style:style>
    <style:style style:name="P22" style:family="paragraph" style:parent-style-name="Standard" style:list-style-name="L11">
      <style:text-properties style:font-name="思源黑体 CN Regular1" fo:font-size="11pt" fo:font-weight="normal" officeooo:paragraph-rsid="0046feca" style:font-name-asian="思源黑体 CN Regular1" style:font-size-asian="11pt" style:font-weight-asian="normal" style:font-size-complex="11pt" style:font-weight-complex="normal"/>
    </style:style>
    <style:style style:name="P23" style:family="paragraph" style:parent-style-name="Standard" style:list-style-name="L12">
      <style:text-properties style:font-name="思源黑体 CN Regular1" fo:font-size="11pt" fo:font-weight="normal" officeooo:paragraph-rsid="00228ab9" style:font-name-asian="思源黑体 CN Regular1" style:font-size-asian="11pt" style:font-weight-asian="normal" style:font-size-complex="11pt" style:font-weight-complex="normal"/>
    </style:style>
    <style:style style:name="P24" style:family="paragraph" style:parent-style-name="Standard" style:list-style-name="L13">
      <style:text-properties style:font-name="思源黑体 CN Regular1" fo:font-size="11pt" fo:font-weight="normal" officeooo:paragraph-rsid="003597ed" style:font-name-asian="思源黑体 CN Regular1" style:font-size-asian="11pt" style:font-weight-asian="normal" style:font-size-complex="11pt" style:font-weight-complex="normal"/>
    </style:style>
    <style:style style:name="P25" style:family="paragraph" style:parent-style-name="Standard" style:list-style-name="L13">
      <style:text-properties style:font-name="思源黑体 CN Regular1" fo:font-size="11pt" fo:font-weight="normal" officeooo:paragraph-rsid="00228ab9" style:font-name-asian="思源黑体 CN Regular1" style:font-size-asian="11pt" style:font-weight-asian="normal" style:font-size-complex="11pt" style:font-weight-complex="normal"/>
    </style:style>
    <style:style style:name="P26" style:family="paragraph" style:parent-style-name="Standard" style:list-style-name="L17">
      <style:text-properties style:font-name="思源黑体 CN Regular1" fo:font-size="11pt" fo:font-weight="normal" officeooo:paragraph-rsid="0025a2cf" style:font-name-asian="思源黑体 CN Regular1" style:font-size-asian="11pt" style:font-weight-asian="normal" style:font-size-complex="11pt" style:font-weight-complex="normal"/>
    </style:style>
    <style:style style:name="P27" style:family="paragraph" style:parent-style-name="Standard" style:list-style-name="L18">
      <style:text-properties style:font-name="思源黑体 CN Regular1" fo:font-size="11pt" fo:font-weight="normal" officeooo:paragraph-rsid="0025a2cf" style:font-name-asian="思源黑体 CN Regular1" style:font-size-asian="11pt" style:font-weight-asian="normal" style:font-size-complex="11pt" style:font-weight-complex="normal"/>
    </style:style>
    <style:style style:name="P28" style:family="paragraph" style:parent-style-name="Standard" style:list-style-name="L19">
      <style:text-properties style:font-name="思源黑体 CN Regular1" fo:font-size="11pt" fo:font-weight="normal" officeooo:paragraph-rsid="0025a2cf" style:font-name-asian="思源黑体 CN Regular1" style:font-size-asian="11pt" style:font-weight-asian="normal" style:font-size-complex="11pt" style:font-weight-complex="normal"/>
    </style:style>
    <style:style style:name="P29" style:family="paragraph" style:parent-style-name="Standard" style:list-style-name="L20">
      <style:text-properties style:font-name="思源黑体 CN Regular1" fo:font-size="11pt" fo:font-weight="normal" officeooo:paragraph-rsid="003da21a" style:font-name-asian="思源黑体 CN Regular1" style:font-size-asian="11pt" style:font-weight-asian="normal" style:font-size-complex="11pt" style:font-weight-complex="normal"/>
    </style:style>
    <style:style style:name="P30" style:family="paragraph" style:parent-style-name="Standard" style:list-style-name="L20">
      <style:text-properties style:font-name="思源黑体 CN Regular1" fo:font-size="11pt" fo:font-weight="normal" officeooo:paragraph-rsid="003ddd83" style:font-name-asian="思源黑体 CN Regular1" style:font-size-asian="11pt" style:font-weight-asian="normal" style:font-size-complex="11pt" style:font-weight-complex="normal"/>
    </style:style>
    <style:style style:name="P31" style:family="paragraph" style:parent-style-name="Standard" style:list-style-name="L20">
      <style:text-properties style:font-name="思源黑体 CN Regular1" fo:font-size="11pt" fo:font-weight="normal" officeooo:paragraph-rsid="003edc09" style:font-name-asian="思源黑体 CN Regular1" style:font-size-asian="11pt" style:font-weight-asian="normal" style:font-size-complex="11pt" style:font-weight-complex="normal"/>
    </style:style>
    <style:style style:name="P32" style:family="paragraph" style:parent-style-name="Standard" style:list-style-name="L20">
      <style:text-properties style:font-name="思源黑体 CN Regular1" fo:font-size="11pt" fo:font-weight="normal" officeooo:paragraph-rsid="00405cf0" style:font-name-asian="思源黑体 CN Regular1" style:font-size-asian="11pt" style:font-weight-asian="normal" style:font-size-complex="11pt" style:font-weight-complex="normal"/>
    </style:style>
    <style:style style:name="P33" style:family="paragraph" style:parent-style-name="Standard" style:list-style-name="L20">
      <style:text-properties style:font-name="思源黑体 CN Regular1" fo:font-size="11pt" fo:font-weight="normal" officeooo:rsid="00276022" officeooo:paragraph-rsid="00276022" style:font-name-asian="思源黑体 CN Regular1" style:font-size-asian="11pt" style:font-weight-asian="normal" style:font-size-complex="11pt" style:font-weight-complex="normal"/>
    </style:style>
    <style:style style:name="P34" style:family="paragraph" style:parent-style-name="Standard" style:list-style-name="L20">
      <style:text-properties style:font-name="思源黑体 CN Regular1" fo:font-size="11pt" fo:font-weight="normal" officeooo:rsid="00276022" officeooo:paragraph-rsid="003ddd83" style:font-name-asian="思源黑体 CN Regular1" style:font-size-asian="11pt" style:font-weight-asian="normal" style:font-size-complex="11pt" style:font-weight-complex="normal"/>
    </style:style>
    <style:style style:name="P35" style:family="paragraph" style:parent-style-name="Standard" style:list-style-name="L20">
      <style:text-properties style:font-name="思源黑体 CN Regular1" fo:font-size="11pt" fo:font-weight="normal" officeooo:rsid="00276022" officeooo:paragraph-rsid="003edc09" style:font-name-asian="思源黑体 CN Regular1" style:font-size-asian="11pt" style:font-weight-asian="normal" style:font-size-complex="11pt" style:font-weight-complex="normal"/>
    </style:style>
    <style:style style:name="P36" style:family="paragraph" style:parent-style-name="Standard" style:list-style-name="L20">
      <style:text-properties style:font-name="思源黑体 CN Regular1" fo:font-size="11pt" fo:font-weight="normal" officeooo:rsid="00276022" officeooo:paragraph-rsid="00405cf0" style:font-name-asian="思源黑体 CN Regular1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思源黑体 CN Regular1" fo:font-size="11pt" fo:font-weight="normal" officeooo:rsid="00276022" officeooo:paragraph-rsid="003da21a" style:font-name-asian="思源黑体 CN Regular1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思源黑体 CN Regular1" fo:font-size="11pt" fo:font-weight="normal" officeooo:rsid="00276022" officeooo:paragraph-rsid="004103eb" style:font-name-asian="思源黑体 CN Regular1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思源黑体 CN Regular1" fo:font-size="11pt" fo:font-weight="normal" officeooo:rsid="00276022" officeooo:paragraph-rsid="00421a03" style:font-name-asian="思源黑体 CN Regular1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思源黑体 CN Regular1" fo:font-size="11pt" fo:font-weight="normal" officeooo:paragraph-rsid="001d8728" style:font-name-asian="思源黑体 CN Regular1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font-name="思源黑体 CN Regular1" fo:font-size="11pt" fo:font-weight="normal" officeooo:paragraph-rsid="0021ea94" style:font-name-asian="思源黑体 CN Regular1" style:font-size-asian="11pt" style:font-weight-asian="normal" style:font-size-complex="11pt" style:font-weight-complex="normal"/>
    </style:style>
    <style:style style:name="P42" style:family="paragraph" style:parent-style-name="Standard">
      <style:text-properties style:font-name="思源黑体 CN Regular1" fo:font-size="11pt" fo:font-weight="normal" officeooo:paragraph-rsid="0037dc46" style:font-name-asian="思源黑体 CN Regular1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思源黑体 CN Regular1" fo:font-size="11pt" fo:font-weight="normal" officeooo:paragraph-rsid="00228ab9" style:font-name-asian="思源黑体 CN Regular1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font-name="思源黑体 CN Regular1" fo:font-size="11pt" fo:font-weight="normal" officeooo:paragraph-rsid="0025a2cf" style:font-name-asian="思源黑体 CN Regular1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思源黑体 CN Regular1" fo:font-size="11pt" fo:font-weight="normal" officeooo:paragraph-rsid="003ddd83" style:font-name-asian="思源黑体 CN Regular1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font-name="思源黑体 CN Regular1" fo:font-size="11pt" fo:font-weight="normal" officeooo:paragraph-rsid="003edc09" style:font-name-asian="思源黑体 CN Regular1" style:font-size-asian="11pt" style:font-weight-asian="normal" style:font-size-complex="11pt" style:font-weight-complex="normal"/>
    </style:style>
    <style:style style:name="P47" style:family="paragraph" style:parent-style-name="Standard" style:list-style-name="L20">
      <style:text-properties style:font-name="思源黑体 CN Regular1" fo:font-size="11pt" fo:font-weight="normal" officeooo:rsid="003edc09" officeooo:paragraph-rsid="003edc09" style:font-name-asian="思源黑体 CN Regular1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思源黑体 CN Regular1" fo:font-size="11pt" fo:font-weight="normal" officeooo:paragraph-rsid="0046feca" style:font-name-asian="思源黑体 CN Regular1" style:font-size-asian="11pt" style:font-weight-asian="normal" style:font-size-complex="11pt" style:font-weight-complex="normal"/>
    </style:style>
    <style:style style:name="P49" style:family="paragraph" style:parent-style-name="Standard" style:list-style-name="L11">
      <style:text-properties style:font-name="思源黑体 CN Regular1" fo:font-size="11pt" fo:font-weight="normal" officeooo:rsid="0046feca" officeooo:paragraph-rsid="0046feca" style:font-name-asian="思源黑体 CN Regular1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思源黑体 CN Regular1" fo:font-size="11pt" fo:font-weight="normal" officeooo:paragraph-rsid="004711b8" style:font-name-asian="思源黑体 CN Regular1" style:font-size-asian="11pt" style:font-weight-asian="normal" style:font-size-complex="11pt" style:font-weight-complex="normal"/>
    </style:style>
    <style:style style:name="P51" style:family="paragraph" style:parent-style-name="Standard">
      <style:text-properties style:font-name="思源黑体 CN Regular1" fo:font-size="11pt" fo:font-weight="normal" officeooo:paragraph-rsid="0052d31c" style:font-name-asian="思源黑体 CN Regular1" style:font-size-asian="11pt" style:font-weight-asian="normal" style:font-size-complex="11pt" style:font-weight-complex="normal"/>
    </style:style>
    <style:style style:name="P52" style:family="paragraph" style:parent-style-name="Standard">
      <style:text-properties style:font-name="思源黑体 CN Regular1" fo:font-size="11pt" fo:font-weight="normal" officeooo:paragraph-rsid="0056f2cf" style:font-name-asian="思源黑体 CN Regular1" style:font-size-asian="11pt" style:font-weight-asian="normal" style:font-size-complex="11pt" style:font-weight-complex="normal"/>
    </style:style>
    <style:style style:name="P53" style:family="paragraph" style:parent-style-name="Standard">
      <style:text-properties style:font-name="思源黑体 CN Regular1" fo:font-size="11pt" fo:font-weight="normal" officeooo:paragraph-rsid="0058efaf" style:font-name-asian="思源黑体 CN Regular1" style:font-size-asian="11pt" style:font-weight-asian="normal" style:font-size-complex="11pt" style:font-weight-complex="normal"/>
    </style:style>
    <style:style style:name="P54" style:family="paragraph" style:parent-style-name="Standard" style:list-style-name="L9">
      <style:text-properties style:font-name="思源黑体 CN Regular1" fo:font-size="11pt" fo:font-weight="normal" officeooo:paragraph-rsid="0021ea94" fo:background-color="#ffff00" style:font-name-asian="思源黑体 CN Regular1" style:font-size-asian="11pt" style:font-weight-asian="normal" style:font-size-complex="11pt" style:font-weight-complex="normal"/>
    </style:style>
    <style:style style:name="P55" style:family="paragraph" style:parent-style-name="Standard" style:list-style-name="L7">
      <style:text-properties officeooo:paragraph-rsid="0037dc46"/>
    </style:style>
    <style:style style:name="P56" style:family="paragraph" style:parent-style-name="Standard" style:list-style-name="L7">
      <style:text-properties officeooo:paragraph-rsid="0039983f"/>
    </style:style>
    <style:style style:name="P57" style:family="paragraph" style:parent-style-name="Standard" style:list-style-name="L11">
      <style:text-properties officeooo:paragraph-rsid="0046feca"/>
    </style:style>
    <style:style style:name="P58" style:family="paragraph" style:parent-style-name="Standard" style:list-style-name="L11">
      <style:text-properties officeooo:paragraph-rsid="004711b8"/>
    </style:style>
    <style:style style:name="P59" style:family="paragraph" style:parent-style-name="Standard" style:list-style-name="L11">
      <style:text-properties officeooo:paragraph-rsid="0048579f"/>
    </style:style>
    <style:style style:name="P60" style:family="paragraph" style:parent-style-name="Standard" style:list-style-name="L20">
      <style:text-properties officeooo:paragraph-rsid="00276022"/>
    </style:style>
    <style:style style:name="P61" style:family="paragraph" style:parent-style-name="Standard" style:list-style-name="L20">
      <style:text-properties officeooo:paragraph-rsid="003597ed"/>
    </style:style>
    <style:style style:name="P62" style:family="paragraph" style:parent-style-name="Standard" style:list-style-name="L20">
      <style:text-properties officeooo:paragraph-rsid="003da21a"/>
    </style:style>
    <style:style style:name="P63" style:family="paragraph" style:parent-style-name="Standard" style:list-style-name="L20">
      <style:text-properties officeooo:paragraph-rsid="003ddd83"/>
    </style:style>
    <style:style style:name="P64" style:family="paragraph" style:parent-style-name="Standard" style:list-style-name="L20">
      <style:text-properties officeooo:paragraph-rsid="003edc09"/>
    </style:style>
    <style:style style:name="P65" style:family="paragraph" style:parent-style-name="Standard">
      <style:text-properties officeooo:paragraph-rsid="0039983f"/>
    </style:style>
    <style:style style:name="P66" style:family="paragraph" style:parent-style-name="Standard" style:list-style-name="L11">
      <style:text-properties fo:font-size="11pt" officeooo:paragraph-rsid="0046feca" style:font-size-asian="11pt" style:font-size-complex="11pt"/>
    </style:style>
    <style:style style:name="P67" style:family="paragraph" style:parent-style-name="Standard" style:list-style-name="L11">
      <style:text-properties fo:font-size="11pt" officeooo:paragraph-rsid="004711b8" style:font-size-asian="11pt" style:font-size-complex="11pt"/>
    </style:style>
    <style:style style:name="P68" style:family="paragraph" style:parent-style-name="Standard" style:list-style-name="L11">
      <style:text-properties fo:font-size="11pt" officeooo:paragraph-rsid="0048579f" style:font-size-asian="11pt" style:font-size-complex="11pt"/>
    </style:style>
    <style:style style:name="P69" style:family="paragraph" style:parent-style-name="Standard" style:list-style-name="L11">
      <style:text-properties fo:font-size="11pt" officeooo:paragraph-rsid="0052d31c" style:font-size-asian="11pt" style:font-size-complex="11pt"/>
    </style:style>
    <style:style style:name="P70" style:family="paragraph" style:parent-style-name="Standard" style:list-style-name="L11">
      <style:text-properties fo:font-size="11pt" officeooo:paragraph-rsid="0054b154" style:font-size-asian="11pt" style:font-size-complex="11pt"/>
    </style:style>
    <style:style style:name="P71" style:family="paragraph" style:parent-style-name="Standard">
      <style:text-properties fo:font-size="11pt" officeooo:paragraph-rsid="0054b154" style:font-size-asian="11pt" style:font-size-complex="11pt"/>
    </style:style>
    <style:style style:name="P72" style:family="paragraph" style:parent-style-name="Standard" style:list-style-name="L7">
      <style:text-properties fo:color="#000000" style:font-name="思源黑体 CN Regular1" fo:font-size="11pt" fo:font-weight="normal" officeooo:paragraph-rsid="0039983f" style:font-name-asian="思源黑体 CN Regular1" style:font-size-asian="11pt" style:font-weight-asian="normal" style:font-size-complex="11pt" style:font-weight-complex="normal"/>
    </style:style>
    <style:style style:name="P73" style:family="paragraph" style:parent-style-name="Standard" style:list-style-name="L7">
      <style:text-properties fo:color="#000000" officeooo:paragraph-rsid="0037dc46"/>
    </style:style>
    <style:style style:name="P74" style:family="paragraph" style:parent-style-name="Standard"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rsid="01da6758" officeooo:paragraph-rsid="0053198e" style:font-name-asian="思源黑体 CN Regular1" style:font-size-asian="10pt" style:font-style-asian="normal" style:font-weight-asian="normal" style:font-size-complex="10pt" style:font-weight-complex="normal" style:text-emphasize="none"/>
    </style:style>
    <style:style style:name="P75" style:family="paragraph" style:parent-style-name="Standard">
      <style:text-properties officeooo:paragraph-rsid="0046feca"/>
    </style:style>
    <style:style style:name="P76" style:family="paragraph" style:parent-style-name="Standard">
      <style:text-properties officeooo:paragraph-rsid="004711b8"/>
    </style:style>
    <style:style style:name="P77" style:family="paragraph" style:parent-style-name="Standard">
      <style:text-properties officeooo:paragraph-rsid="0048579f"/>
    </style:style>
    <style:style style:name="P78" style:family="paragraph" style:parent-style-name="Standard">
      <style:text-properties fo:font-size="10pt" officeooo:rsid="019281ad" officeooo:paragraph-rsid="0053198e" style:font-size-asian="10pt" style:font-size-complex="10pt"/>
    </style:style>
    <style:style style:name="P79" style:family="paragraph" style:parent-style-name="Standard">
      <style:text-properties fo:font-size="10pt" officeooo:rsid="01da6758" officeooo:paragraph-rsid="0053198e" style:font-size-asian="10pt" style:font-size-complex="10pt"/>
    </style:style>
    <style:style style:name="P80" style:family="paragraph" style:parent-style-name="Standard">
      <style:text-properties officeooo:paragraph-rsid="0053198e"/>
    </style:style>
    <style:style style:name="P81" style:family="paragraph" style:parent-style-name="Standard">
      <style:text-properties officeooo:paragraph-rsid="0054b154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203983"/>
    </style:style>
    <style:style style:name="T4" style:family="text">
      <style:text-properties officeooo:rsid="00204cce"/>
    </style:style>
    <style:style style:name="T5" style:family="text">
      <style:text-properties officeooo:rsid="00216aaa"/>
    </style:style>
    <style:style style:name="T6" style:family="text">
      <style:text-properties officeooo:rsid="0021ea94"/>
    </style:style>
    <style:style style:name="T7" style:family="text">
      <style:text-properties officeooo:rsid="00228ab9"/>
    </style:style>
    <style:style style:name="T8" style:family="text">
      <style:text-properties officeooo:rsid="0025a2cf"/>
    </style:style>
    <style:style style:name="T9" style:family="text">
      <style:text-properties officeooo:rsid="00276022"/>
    </style:style>
    <style:style style:name="T10" style:family="text">
      <style:text-properties officeooo:rsid="003597ed"/>
    </style:style>
    <style:style style:name="T11" style:family="text">
      <style:text-properties style:font-name="思源黑体 CN Regular1" fo:font-size="11pt" fo:font-weight="normal" style:font-name-asian="思源黑体 CN Regular1" style:font-size-asian="11pt" style:font-weight-asian="normal" style:font-size-complex="11pt" style:font-weight-complex="normal"/>
    </style:style>
    <style:style style:name="T12" style:family="text">
      <style:text-properties style:font-name="思源黑体 CN Regular1" fo:font-size="11pt" fo:font-weight="normal" officeooo:rsid="0039983f" style:font-name-asian="思源黑体 CN Regular1" style:font-size-asian="11pt" style:font-weight-asian="normal" style:font-size-complex="11pt" style:font-weight-complex="normal"/>
    </style:style>
    <style:style style:name="T13" style:family="text">
      <style:text-properties style:font-name="思源黑体 CN Regular1" fo:font-size="11pt" fo:font-weight="normal" officeooo:rsid="00276022" style:font-name-asian="思源黑体 CN Regular1" style:font-size-asian="11pt" style:font-weight-asian="normal" style:font-size-complex="11pt" style:font-weight-complex="normal"/>
    </style:style>
    <style:style style:name="T14" style:family="text">
      <style:text-properties style:font-name="思源黑体 CN Regular1" fo:font-size="11pt" fo:font-weight="normal" officeooo:rsid="0046feca" style:font-name-asian="思源黑体 CN Regular1" style:font-size-asian="11pt" style:font-weight-asian="normal" style:font-size-complex="11pt" style:font-weight-complex="normal"/>
    </style:style>
    <style:style style:name="T15" style:family="text">
      <style:text-properties style:font-name="思源黑体 CN Regular1" fo:font-weight="normal" style:font-name-asian="思源黑体 CN Regular1" style:font-weight-asian="normal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style:font-name="思源黑体 CN Regular1" fo:font-size="11pt" fo:font-weight="normal" officeooo:rsid="0039983f" style:font-name-asian="思源黑体 CN Regular1" style:font-size-asian="11pt" style:font-weight-asian="normal" style:font-size-complex="11pt" style:font-weight-complex="normal"/>
    </style:style>
    <style:style style:name="T18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style:font-size-asian="11pt" style:font-style-asian="normal" style:font-weight-asian="bold" style:font-size-complex="11pt" style:text-emphasize="none"/>
    </style:style>
    <style:style style:name="T21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bold" officeooo:rsid="0046feca" style:font-name-asian="思源黑体 CN Regular1" style:font-size-asian="11pt" style:font-style-asian="normal" style:font-weight-asian="bold" style:font-size-complex="11pt" style:font-weight-complex="normal" style:text-emphasize="none"/>
    </style:style>
    <style:style style:name="T22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3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4" style:family="text">
      <style:text-properties fo:color="#000000" style:text-outline="false" style:text-line-through-style="none" style:text-line-through-type="none" style:font-name="思源黑体 CN Regular" fo:font-size="11pt" fo:font-style="normal" fo:text-shadow="none" style:text-underline-style="none" fo:font-weight="normal" officeooo:rsid="0046feca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思源黑体 CN Regular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26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bold" style:font-style-asian="normal" style:font-weight-asian="bold" style:text-emphasize="none"/>
    </style:style>
    <style:style style:name="T27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bold" officeooo:rsid="00276022" style:font-style-asian="normal" style:font-weight-asian="bold" style:text-emphasize="none"/>
    </style:style>
    <style:style style:name="T28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bold" style:font-name-asian="思源黑体 CN Regular1" style:font-style-asian="normal" style:font-weight-asian="bold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bold" officeooo:rsid="0046feca" style:font-name-asian="思源黑体 CN Regular1" style:font-style-asian="normal" style:font-weight-asian="bold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思源黑体 CN Regular" fo:font-style="normal" fo:text-shadow="none" style:text-underline-style="none" fo:font-weight="normal" style:font-style-asian="normal" style:font-weight-asian="normal" style:text-emphasize="none"/>
    </style:style>
    <style:style style:name="T31" style:family="text">
      <style:text-properties fo:color="#000000" style:text-outline="false" style:text-line-through-style="none" style:text-line-through-type="none" style:font-name="思源黑体 CN Regular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T32" style:family="text">
      <style:text-properties fo:color="#000000" style:text-outline="false" style:text-line-through-style="none" style:text-line-through-type="none" style:font-name="思源黑体 CN Regular" fo:font-size="16pt" fo:font-style="normal" fo:text-shadow="none" style:text-underline-style="none" fo:font-weight="bold" style:font-size-asian="16pt" style:font-style-asian="normal" style:font-weight-asian="bold" style:text-emphasize="none"/>
    </style:style>
    <style:style style:name="T33" style:family="text">
      <style:text-properties fo:color="#000000" style:text-outline="false" style:text-line-through-style="none" style:text-line-through-type="none" style:font-name="思源黑体 CN Regular" fo:font-size="16pt" fo:font-style="normal" fo:text-shadow="none" style:text-underline-style="none" fo:font-weight="bold" style:font-name-asian="思源黑体 CN Regular1" style:font-size-asian="16pt" style:font-style-asian="normal" style:font-weight-asian="bold" style:font-size-complex="11pt" style:font-weight-complex="normal" style:text-emphasize="none"/>
    </style:style>
    <style:style style:name="T34" style:family="text">
      <style:text-properties fo:color="#000000" style:text-outline="false" style:text-line-through-style="none" style:text-line-through-type="none" style:font-name="思源黑体 CN Regular" fo:font-size="16pt" fo:font-style="normal" fo:text-shadow="none" style:text-underline-style="none" fo:font-weight="bold" officeooo:rsid="0046feca" style:font-name-asian="思源黑体 CN Regular1" style:font-size-asian="16pt" style:font-style-asian="normal" style:font-weight-asian="bold" style:font-size-complex="11pt" style:font-weight-complex="normal" style:text-emphasize="none"/>
    </style:style>
    <style:style style:name="T35" style:family="text"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36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38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bold" style:font-style-asian="normal" style:font-weight-asian="bold" style:text-emphasize="none"/>
    </style:style>
    <style:style style:name="T39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bold" officeooo:rsid="00228ab9" style:font-style-asian="normal" style:font-weight-asian="bold" style:text-emphasize="none"/>
    </style:style>
    <style:style style:name="T40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bold" officeooo:rsid="0056f2cf" style:font-style-asian="normal" style:font-weight-asian="bold" style:text-emphasize="none"/>
    </style:style>
    <style:style style:name="T41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bold" officeooo:rsid="0046feca" style:font-style-asian="normal" style:font-weight-asian="bold" style:text-emphasize="none"/>
    </style:style>
    <style:style style:name="T42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bold" officeooo:rsid="005a0169" style:font-style-asian="normal" style:font-weight-asian="bold" style:text-emphasize="none"/>
    </style:style>
    <style:style style:name="T43" style:family="text">
      <style:text-properties fo:color="#000000" style:text-outline="false" style:text-line-through-style="none" style:text-line-through-type="none" style:font-name="宋体" fo:font-style="normal" fo:text-shadow="none" style:text-underline-style="none" fo:font-weight="normal" style:font-style-asian="normal" style:font-weight-asian="normal" style:text-emphasize="none"/>
    </style:style>
    <style:style style:name="T44" style:family="text"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text-emphasize="none"/>
    </style:style>
    <style:style style:name="T45" style:family="text"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officeooo:rsid="0046feca" style:font-size-asian="16pt" style:font-style-asian="normal" style:font-weight-asian="bold" style:text-emphasize="none"/>
    </style:style>
    <style:style style:name="T46" style:family="text">
      <style:text-properties fo:color="#000000" style:text-outline="false" style:text-line-through-style="none" style:text-line-through-type="none" style:font-name="宋体" fo:font-size="16pt" fo:font-style="normal" fo:text-shadow="none" style:text-underline-style="none" fo:font-weight="bold" officeooo:rsid="00228ab9" style:font-size-asian="16pt" style:font-style-asian="normal" style:font-weight-asian="bold" style:text-emphasize="none"/>
    </style:style>
    <style:style style:name="T47" style:family="text">
      <style:text-properties fo:color="#000000"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48" style:family="text">
      <style:text-properties fo:color="#000000" style:text-outline="false" style:text-line-through-style="none" style:text-line-through-type="none" fo:font-style="normal" fo:text-shadow="none" style:text-underline-style="none" officeooo:rsid="00276022" style:font-style-asian="normal" style:text-emphasize="none"/>
    </style:style>
    <style:style style:name="T49" style:family="text">
      <style:text-properties fo:color="#000000" style:text-outline="false" style:text-line-through-style="none" style:text-line-through-type="none" fo:font-style="normal" fo:text-shadow="none" style:text-underline-style="none" officeooo:rsid="003ddd83" style:font-style-asian="normal" style:text-emphasize="none"/>
    </style:style>
    <style:style style:name="T50" style:family="text">
      <style:text-properties fo:color="#000000" style:text-outline="false" style:text-line-through-style="none" style:text-line-through-type="none" fo:font-style="normal" fo:text-shadow="none" style:text-underline-style="none" officeooo:rsid="003edc09" style:font-style-asian="normal" style:text-emphasize="none"/>
    </style:style>
    <style:style style:name="T51" style:family="text">
      <style:text-properties fo:color="#000000" style:text-outline="false" style:text-line-through-style="none" style:text-line-through-type="none" fo:font-style="normal" fo:text-shadow="none" style:text-underline-style="none" officeooo:rsid="004103eb" style:font-style-asian="normal" style:text-emphasize="none"/>
    </style:style>
    <style:style style:name="T52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276022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3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4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3ddd83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5" style:family="text">
      <style:text-properties fo:color="#000000"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46feca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56" style:family="text">
      <style:text-properties fo:color="#000000" style:text-outline="false" style:text-line-through-style="none" style:text-line-through-type="none" style:font-name="思源黑体 CN Regular1" fo:font-style="normal" fo:text-shadow="none" style:text-underline-style="none" fo:font-weight="normal" officeooo:rsid="0046feca" style:font-name-asian="思源黑体 CN Regular1" style:font-style-asian="normal" style:font-weight-asian="normal" style:font-weight-complex="normal" style:text-emphasize="none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58" style:family="text">
      <style:text-properties style:text-outline="false" style:text-line-through-style="none" style:text-line-through-type="none" style:font-name="思源黑体 CN Regular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59" style:family="text">
      <style:text-properties style:text-outline="false" style:text-line-through-style="none" style:text-line-through-type="none" style:font-name="思源黑体 CN Regular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60" style:family="text">
      <style:text-properties style:text-outline="false" style:text-line-through-style="none" style:text-line-through-type="none" style:font-name="思源黑体 CN Regular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T61" style:family="text">
      <style:text-properties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62" style:family="text">
      <style:text-properties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63" style:family="text">
      <style:text-properties style:text-outline="false" style:text-line-through-style="none" style:text-line-through-type="none" style:font-name="宋体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T64" style:family="text">
      <style:text-properties style:text-outline="false" style:text-line-through-style="none" style:text-line-through-type="none" style:font-name="思源黑体 CN Regular1" fo:font-size="11pt" fo:font-style="normal" fo:text-shadow="none" style:text-underline-style="none" fo:font-weight="normal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65" style:family="text">
      <style:text-properties style:text-outline="false" style:text-line-through-style="none" style:text-line-through-type="none" style:font-name="思源黑体 CN Regular1" fo:font-size="11pt" fo:font-style="normal" fo:text-shadow="none" style:text-underline-style="none" fo:font-weight="normal" officeooo:rsid="003ddd83" style:font-name-asian="思源黑体 CN Regular1" style:font-size-asian="11pt" style:font-style-asian="normal" style:font-weight-asian="normal" style:font-size-complex="11pt" style:font-weight-complex="normal" style:text-emphasize="none"/>
    </style:style>
    <style:style style:name="T66" style:family="text">
      <style:text-properties officeooo:rsid="003a3d87"/>
    </style:style>
    <style:style style:name="T67" style:family="text">
      <style:text-properties officeooo:rsid="003ddd83"/>
    </style:style>
    <style:style style:name="T68" style:family="text">
      <style:text-properties officeooo:rsid="003edc09"/>
    </style:style>
    <style:style style:name="T69" style:family="text">
      <style:text-properties officeooo:rsid="0046feca"/>
    </style:style>
    <style:style style:name="T70" style:family="text">
      <style:text-properties officeooo:rsid="0052d31c"/>
    </style:style>
    <style:style style:name="T71" style:family="text">
      <style:text-properties officeooo:rsid="01e26bb4"/>
    </style:style>
    <style:style style:name="T72" style:family="text">
      <style:text-properties officeooo:rsid="01d8c3a3"/>
    </style:style>
    <style:style style:name="T73" style:family="text">
      <style:text-properties fo:font-size="10pt" officeooo:rsid="019281ad" style:font-size-asian="10pt" style:font-size-complex="10pt"/>
    </style:style>
    <style:style style:name="T74" style:family="text">
      <style:text-properties fo:font-size="10pt" officeooo:rsid="01da6758" style:font-size-asian="10pt" style:font-size-complex="10pt"/>
    </style:style>
    <style:style style:name="T75" style:family="text">
      <style:text-properties fo:font-size="10pt" officeooo:rsid="01e26bb4" style:font-size-asian="10pt" style:font-size-complex="10pt"/>
    </style:style>
    <style:style style:name="T76" style:family="text">
      <style:text-properties officeooo:rsid="0056f2c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蔡文贤</text:p>
      <text:p text:style-name="P1"/>
      <text:p text:style-name="P1"/>
      <text:p text:style-name="P1">模块名:岗位轮换</text:p>
      <text:p text:style-name="P1"><text:tab/>导航<text:span text:style-name="T2">下拉名_1:岗位轮换</text:span></text:p>
      <text:p text:style-name="P1"><text:tab/><text:tab/>导航<text:span text:style-name="T2">名_1:岗位轮换自荐</text:span></text:p>
      <text:p text:style-name="P1"><text:tab/><text:tab/><text:tab/>功能名_<text:span text:style-name="T1">1:列表 功能类型:网格</text:span></text:p>
      <text:list xml:id="list1746616764904757977" text:style-name="L1">
        <text:list-item>
          <text:p text:style-name="P8">字段名:姓名</text:p>
        </text:list-item>
        <text:list-item>
          <text:p text:style-name="P8">字段名:地区</text:p>
        </text:list-item>
        <text:list-item>
          <text:p text:style-name="P8">字段名:项目组/部门</text:p>
        </text:list-item>
        <text:list-item>
          <text:p text:style-name="P8">字段名:岗位</text:p>
        </text:list-item>
        <text:list-item>
          <text:p text:style-name="P8">字段名:入职时间</text:p>
        </text:list-item>
        <text:list-item>
          <text:p text:style-name="P8">字段名:转正时间</text:p>
        </text:list-item>
        <text:list-item>
          <text:p text:style-name="P8">字段名:目前岗位层级</text:p>
        </text:list-item>
        <text:list-item>
          <text:p text:style-name="P8">字段名:获得时间</text:p>
        </text:list-item>
        <text:list-item>
          <text:p text:style-name="P8">字段名:申请轮换等级</text:p>
        </text:list-item>
        <text:list-item>
          <text:p text:style-name="P8">字段名:申请时间</text:p>
        </text:list-item>
        <text:list-item>
          <text:p text:style-name="P8">字段名:申请轮换原因</text:p>
        </text:list-item>
        <text:list-item>
          <text:p text:style-name="P8">字段名:轮换后岗位等级</text:p>
        </text:list-item>
        <text:list-item>
          <text:p text:style-name="P8">字段名:总经办</text:p>
        </text:list-item>
        <text:list-item>
          <text:p text:style-name="P8">字段名:总经办意见</text:p>
        </text:list-item>
        <text:list-item>
          <text:p text:style-name="P8">字段名:是否通过</text:p>
        </text:list-item>
        <text:list-item>
          <text:p text:style-name="P8">字段名:轮换时间</text:p>
        </text:list-item>
      </text:list>
      <text:p text:style-name="P1"/>
      <text:p text:style-name="P1"/>
      <text:p text:style-name="P1"><text:tab/><text:tab/><text:tab/>功能名_<text:span text:style-name="T3">2:添加 功能类型:编辑</text:span></text:p>
      <text:list xml:id="list7473165709653095598" text:style-name="L2">
        <text:list-item>
          <text:p text:style-name="P9">字段名:申请轮换等级 字段类型:单选框 必填</text:p>
        </text:list-item>
        <text:list-item>
          <text:p text:style-name="P9">字段名:申请轮换原因 字段类型:文本框 必填</text:p>
        </text:list-item>
      </text:list>
      <text:p text:style-name="P2"><text:tab/><text:tab/><text:tab/>功能名_<text:span text:style-name="T3">3:编辑 功能类型:编辑</text:span></text:p>
      <text:list xml:id="list5111754298386426661" text:style-name="L3">
        <text:list-item>
          <text:p text:style-name="P10">字段名:申请轮换等级 字段类型:单选框 必填</text:p>
        </text:list-item>
        <text:list-item>
          <text:p text:style-name="P10">字段名:申请轮换原因 字段类型:文本框 必填</text:p>
        </text:list-item>
      </text:list>
      <text:p text:style-name="P3"><text:tab/><text:tab/><text:tab/>功能名_<text:span text:style-name="T4">4:删除 功能类型:编辑</text:span></text:p>
      <text:p text:style-name="P3"><text:tab/><text:tab/><text:tab/>功能名_<text:span text:style-name="T4">5:意见 功能类型:编辑</text:span></text:p>
      <text:list xml:id="list789985902340239548" text:style-name="L4">
        <text:list-item>
          <text:p text:style-name="P11">字段名:意见 字段类型:文本框 必填</text:p>
        </text:list-item>
      </text:list>
      <text:p text:style-name="P3"><text:tab/><text:tab/><text:tab/>功能名_<text:span text:style-name="T4">6:总经办意见 功能类型:编辑</text:span></text:p>
      <text:list xml:id="list5644208541652703312" text:style-name="L5">
        <text:list-item>
          <text:p text:style-name="P12">字段名:是否通过 字段类型:开关按钮 默认:否</text:p>
        </text:list-item>
        <text:list-item>
          <text:p text:style-name="P13">字段名:意见 字段类型:文本框 必填</text:p>
        </text:list-item>
        <text:list-item>
          <text:p text:style-name="P13">字段名:轮换时间 字段类型:日期框 必填</text:p>
        </text:list-item>
        <text:list-item>
          <text:p text:style-name="P13">字段名:轮换后岗位等级 字段类型:单选框 必填</text:p>
        </text:list-item>
      </text:list>
      <text:p text:style-name="P3"><text:tab/><text:tab/><text:tab/>功能名_<text:span text:style-name="T4">7:查看意见 <text:s/>功能类型:网格</text:span></text:p>
      <text:list xml:id="list6245699320220204066" text:style-name="L6">
        <text:list-item>
          <text:p text:style-name="P14">字段名:姓名</text:p>
        </text:list-item>
        <text:list-item>
          <text:p text:style-name="P14">字段名:地区</text:p>
        </text:list-item>
        <text:list-item>
          <text:p text:style-name="P14">字段名:项目组/部门</text:p>
        </text:list-item>
        <text:list-item>
          <text:p text:style-name="P14">字段名:岗位</text:p>
        </text:list-item>
        <text:list-item>
          <text:p text:style-name="P14"><text:soft-page-break/>字段名:意见</text:p>
        </text:list-item>
        <text:list-item>
          <text:p text:style-name="P14">字段名:时间</text:p>
        </text:list-item>
      </text:list>
      <text:p text:style-name="P4"/>
      <text:p text:style-name="P4"><text:tab/><text:tab/>导航名_<text:span text:style-name="T5">2:岗位轮换推荐</text:span></text:p>
      <text:p text:style-name="P4"><text:tab/><text:tab/><text:tab/>功能名_<text:span text:style-name="T5">1:列表 功能类型:网格</text:span></text:p>
      <text:list xml:id="list6836753645768290540" text:style-name="L7">
        <text:list-item>
          <text:p text:style-name="P15">字段名:姓名</text:p>
        </text:list-item>
        <text:list-item>
          <text:p text:style-name="P15">字段名:地区</text:p>
        </text:list-item>
        <text:list-item>
          <text:p text:style-name="P15">字段名:项目组/部门</text:p>
        </text:list-item>
        <text:list-item>
          <text:p text:style-name="P15">字段名:岗位</text:p>
        </text:list-item>
        <text:list-item>
          <text:p text:style-name="P15">字段名:入职时间</text:p>
        </text:list-item>
        <text:list-item>
          <text:p text:style-name="P15">字段名:转正时间</text:p>
        </text:list-item>
        <text:list-item>
          <text:p text:style-name="P15">字段名:目前岗位层级</text:p>
        </text:list-item>
        <text:list-item>
          <text:p text:style-name="P15">字段名:举荐轮换岗位层级</text:p>
        </text:list-item>
        <text:list-item>
          <text:p text:style-name="P15">字段名:举荐原因</text:p>
        </text:list-item>
        <text:list-item>
          <text:p text:style-name="P15">字段名:举荐人</text:p>
        </text:list-item>
        <text:list-item>
          <text:p text:style-name="P15">字段名:举荐时间</text:p>
        </text:list-item>
        <text:list-item>
          <text:p text:style-name="P15">字段名:轮换后岗位</text:p>
        </text:list-item>
        <text:list-item>
          <text:p text:style-name="P15">字段名:总经办</text:p>
        </text:list-item>
        <text:list-item>
          <text:p text:style-name="P15">字段名:意见</text:p>
        </text:list-item>
        <text:list-item>
          <text:p text:style-name="P15">字段名:是否通过</text:p>
        </text:list-item>
        <text:list-item>
          <text:p text:style-name="P15">字段名:轮换时间</text:p>
          <text:p text:style-name="P15"/>
        </text:list-item>
      </text:list>
      <text:p text:style-name="P5"><text:tab/><text:tab/><text:tab/>功能名_<text:span text:style-name="T6">2:添加 功能类型:编辑</text:span></text:p>
      <text:list xml:id="list2209643069042334494" text:style-name="L8">
        <text:list-item>
          <text:p text:style-name="P18">字段名:姓名 字段类型:单选框 必填</text:p>
        </text:list-item>
        <text:list-item>
          <text:p text:style-name="P18">字段名:举荐轮换岗位层级 字段类型:单选框 必填</text:p>
        </text:list-item>
        <text:list-item>
          <text:p text:style-name="P18">字段名:举荐原因 字段类型:文本框 必填</text:p>
        </text:list-item>
      </text:list>
      <text:p text:style-name="P5"><text:tab/><text:tab/><text:tab/>功能名_<text:span text:style-name="T6">3:编辑 功能类型:编辑</text:span></text:p>
      <text:list xml:id="list4990499069430339595" text:style-name="L9">
        <text:list-item>
          <text:p text:style-name="P54">字段名:姓名 字段类型:单选框 必填</text:p>
        </text:list-item>
        <text:list-item>
          <text:p text:style-name="P19">字段名:举荐轮换岗位层级 字段类型:单选框 必填</text:p>
        </text:list-item>
        <text:list-item>
          <text:p text:style-name="P19">字段名:举荐原因 字段类型:文本框 必填</text:p>
          <text:p text:style-name="P19"/>
        </text:list-item>
      </text:list>
      <text:p text:style-name="P5"><text:tab/><text:tab/><text:tab/>功能名_<text:span text:style-name="T6">4:删除 功能类型:编辑</text:span></text:p>
      <text:p text:style-name="P5"/>
      <text:p text:style-name="P5"><text:tab/><text:tab/><text:tab/>功能名_<text:span text:style-name="T6">5:总经办意见 功能类型:编辑</text:span></text:p>
      <text:list xml:id="list9216225489270943958" text:style-name="L10">
        <text:list-item>
          <text:p text:style-name="P20">字段名:是否通过 字段类型:开关按钮 默认:否</text:p>
        </text:list-item>
        <text:list-item>
          <text:p text:style-name="P20">字段名:意见 字段类型:文本框 必填</text:p>
        </text:list-item>
        <text:list-item>
          <text:p text:style-name="P20">字段名:轮换时间 字段类型:日期框 必填</text:p>
        </text:list-item>
        <text:list-item>
          <text:p text:style-name="P20">字段名:轮换后岗位等级 字段类型:单选框 必填</text:p>
          <text:p text:style-name="P20"/>
        </text:list-item>
      </text:list>
      <text:p text:style-name="P42"><text:tab/><text:tab/>导航名_３<text:span text:style-name="T5">:岗位轮换记录</text:span></text:p>
      <text:p text:style-name="P42"><text:tab/><text:tab/><text:tab/>功能名_<text:span text:style-name="T5">1:列表 功能类型:网格</text:span></text:p>
      <text:p text:style-name="P65"><text:span text:style-name="T11"><text:tab/><text:tab/><text:tab/><text:tab/></text:span></text:p>
      <text:p text:style-name="P65"><text:span text:style-name="T12"/></text:p>
      <text:p text:style-name="P65"><text:span text:style-name="T12"/></text:p>
      <text:p text:style-name="P65"><text:soft-page-break/><text:span text:style-name="T12"><text:tab/><text:tab/><text:tab/><text:tab/><text:tab/></text:span><text:span text:style-name="T17"><text:tab/>1.</text:span><text:span text:style-name="T18">轮岗方式</text:span></text:p>
      <text:list xml:id="list160861720362117" text:continue-list="list6836753645768290540" text:style-name="L7">
        <text:list-item>
          <text:p text:style-name="P16">字段名:姓名</text:p>
        </text:list-item>
        <text:list-item>
          <text:p text:style-name="P16">字段名:地区</text:p>
        </text:list-item>
        <text:list-item>
          <text:p text:style-name="P16">字段名:项目组/部门</text:p>
        </text:list-item>
        <text:list-item>
          <text:p text:style-name="P16">字段名:岗位</text:p>
        </text:list-item>
        <text:list-item>
          <text:p text:style-name="P16">字段名:入职时间</text:p>
        </text:list-item>
        <text:list-item>
          <text:p text:style-name="P16">字段名:转正时间</text:p>
        </text:list-item>
        <text:list-item>
          <text:p text:style-name="P16">字段名:目前岗位层级</text:p>
        </text:list-item>
        <text:list-item>
          <text:p text:style-name="P17">字段<text:span text:style-name="T16">名:获取时间</text:span></text:p>
        </text:list-item>
        <text:list-item>
          <text:p text:style-name="P73"><text:span text:style-name="T11">字段名:</text:span><text:span text:style-name="T58">申请</text:span><text:span text:style-name="T61">/</text:span><text:span text:style-name="T58">举荐轮换岗位层级</text:span></text:p>
        </text:list-item>
        <text:list-item>
          <text:p text:style-name="P73"><text:span text:style-name="T11">字段名:</text:span><text:span text:style-name="T59">申请</text:span><text:span text:style-name="T62">/</text:span><text:span text:style-name="T59">举荐</text:span><text:span text:style-name="T62">/</text:span><text:span text:style-name="T59">任命轮换原因</text:span></text:p>
        </text:list-item>
        <text:list-item>
          <text:p text:style-name="P73"><text:span text:style-name="T11">字段名:</text:span><text:span text:style-name="T58">举荐人</text:span><text:span text:style-name="T61">/</text:span><text:span text:style-name="T58">申请人</text:span></text:p>
        </text:list-item>
        <text:list-item>
          <text:p text:style-name="P16">字段名:举荐时间</text:p>
        </text:list-item>
        <text:list-item>
          <text:p text:style-name="P55"><text:span text:style-name="T11">字段名:</text:span><text:span text:style-name="T25">模块负责</text:span><text:span text:style-name="T35">人意见</text:span></text:p>
        </text:list-item>
        <text:list-item>
          <text:p text:style-name="P56"><text:span text:style-name="T11">字段名:</text:span><text:span text:style-name="T25">项目经理</text:span></text:p>
        </text:list-item>
        <text:list-item>
          <text:p text:style-name="P17">字段名:意见</text:p>
        </text:list-item>
        <text:list-item>
          <text:p text:style-name="P16">字段名:总经办</text:p>
        </text:list-item>
        <text:list-item>
          <text:p text:style-name="P55"><text:span text:style-name="T11">字段名:</text:span><text:span text:style-name="T18">意见</text:span></text:p>
        </text:list-item>
        <text:list-item>
          <text:p text:style-name="P16">字段名:是否通过</text:p>
        </text:list-item>
        <text:list-item>
          <text:p text:style-name="P16">字段名:轮换时间</text:p>
        </text:list-item>
        <text:list-item>
          <text:p text:style-name="P56"><text:span text:style-name="T11">字段名:</text:span><text:span text:style-name="T22">是否已通</text:span><text:span text:style-name="T36">报</text:span></text:p>
        </text:list-item>
        <text:list-item>
          <text:p text:style-name="P72"><text:span text:style-name="T57">字段名:</text:span><text:span text:style-name="T58">轮换后岗</text:span><text:span text:style-name="T61">位</text:span></text:p>
        </text:list-item>
        <text:list-item>
          <text:p text:style-name="P72"><text:span text:style-name="T57">字段名:</text:span><text:span text:style-name="T58">轮换对象</text:span></text:p>
        </text:list-item>
        <text:list-item>
          <text:p text:style-name="P72"><text:span text:style-name="T57">字段名:</text:span><text:span text:style-name="T58">原模块负</text:span><text:span text:style-name="T61">责人</text:span></text:p>
          <text:p text:style-name="P17"/>
        </text:list-item>
      </text:list>
      <text:p text:style-name="P5"><text:tab/>导航下拉名_<text:span text:style-name="T7">2:轮换管理</text:span></text:p>
      <text:p text:style-name="P5"><text:tab/><text:tab/>导航名_<text:span text:style-name="T7">1:岗位补贴标准</text:span></text:p>
      <text:p text:style-name="P5"><text:tab/><text:tab/><text:tab/>功能名_<text:span text:style-name="T7">1:列表 功能类型:网格</text:span></text:p>
      <text:list xml:id="list8189109498831345441" text:style-name="L11">
        <text:list-item>
          <text:p text:style-name="P21">字段名:岗位层级</text:p>
        </text:list-item>
        <text:list-item>
          <text:p text:style-name="P21">字段名:补贴标准</text:p>
        </text:list-item>
        <text:list-item>
          <text:p text:style-name="P21">字段名:状态</text:p>
        </text:list-item>
      </text:list>
      <text:p text:style-name="P5"><text:tab/><text:tab/><text:tab/>功能名_<text:span text:style-name="T7">2:添加 功能类型:编辑</text:span></text:p>
      <text:list xml:id="list4400762382648671053" text:style-name="L12">
        <text:list-item>
          <text:p text:style-name="P23">字段名:岗位层级 字段类型:文本框 必填</text:p>
        </text:list-item>
        <text:list-item>
          <text:p text:style-name="P23">字段名:补贴标准 字段类型:数字框 限制两位小数 大于<text:span text:style-name="T7">0 必填</text:span></text:p>
        </text:list-item>
      </text:list>
      <text:p text:style-name="P6"><text:tab/><text:tab/><text:tab/>功能名_<text:span text:style-name="T7">3:编辑 功能类型:编辑</text:span></text:p>
      <text:list xml:id="list6221109233237056352" text:style-name="L13">
        <text:list-item>
          <text:p text:style-name="P24">字段名:岗位层级 字段类型:文本框 必填<text:span text:style-name="T10">tangtang</text:span></text:p>
        </text:list-item>
        <text:list-item>
          <text:p text:style-name="P25">字段名:补贴标准 字段类型:数字框 限制两位小数 大于<text:span text:style-name="T7">0 必填</text:span></text:p>
        </text:list-item>
      </text:list>
      <text:p text:style-name="P6"><text:tab/><text:tab/><text:tab/>功能名_<text:span text:style-name="T7">4:删除 功能类型:编辑</text:span></text:p>
      <text:p text:style-name="P6"><text:tab/><text:tab/><text:tab/>功能名_<text:span text:style-name="T7">5:冻结 功能类型:编辑</text:span></text:p>
      <text:p text:style-name="P6"><text:tab/><text:tab/><text:tab/>功能名_<text:span text:style-name="T7">6:解冻 功能类型:编辑</text:span></text:p>
      <text:p text:style-name="P6"/>
      <text:p text:style-name="P6"><text:tab/><text:tab/></text:p>
      <text:p text:style-name="P7"><text:tab/><text:tab/>功能名_<text:span text:style-name="T66">２:岗位轮换条件</text:span></text:p>
      <text:p text:style-name="P7"><text:tab/><text:tab/><text:tab/>功能名_<text:span text:style-name="T8">1:列表 功能类型:网格</text:span></text:p>
      <text:list xml:id="list1965548494379780064" text:style-name="L17">
        <text:list-item>
          <text:p text:style-name="P26"><text:soft-page-break/>字段名:轮换方式</text:p>
        </text:list-item>
        <text:list-item>
          <text:p text:style-name="P26">字段名:条件</text:p>
        </text:list-item>
      </text:list>
      <text:p text:style-name="P7"><text:tab/><text:tab/><text:tab/>功能名_<text:span text:style-name="T8">2:添加 功能类型:编辑</text:span></text:p>
      <text:list xml:id="list8373202347605350378" text:style-name="L18">
        <text:list-item>
          <text:p text:style-name="P27">字段名:轮换方式 字段类型:文本框 必填</text:p>
        </text:list-item>
        <text:list-item>
          <text:p text:style-name="P27">字段名:条件 字段类型:文本框 必填</text:p>
        </text:list-item>
      </text:list>
      <text:p text:style-name="P7"><text:tab/><text:tab/><text:tab/>功能名_<text:span text:style-name="T8">3:编辑 功能类型:编辑</text:span></text:p>
      <text:list xml:id="list1645148189673392896" text:style-name="L19">
        <text:list-item>
          <text:p text:style-name="P28">字段名:轮换方式 字段类型:文本框 必填</text:p>
        </text:list-item>
        <text:list-item>
          <text:p text:style-name="P28">字段名:条件 字段类型:文本框 必填</text:p>
        </text:list-item>
      </text:list>
      <text:p text:style-name="P7"><text:tab/><text:tab/><text:tab/>功能名_<text:span text:style-name="T8">4:删除 功能类型:编辑</text:span></text:p>
      <text:p text:style-name="P7"/>
      <text:p text:style-name="P7"><text:tab/><text:tab/>功能名_<text:span text:style-name="T66">３:目前岗位情况</text:span></text:p>
      <text:p text:style-name="P7"><text:tab/><text:tab/><text:tab/>功能名_<text:span text:style-name="T9">1:列表 功能类型:网格</text:span></text:p>
      <text:p text:style-name="P7"/>
      <text:list xml:id="list7620848197946192216" text:style-name="L20">
        <text:list-item>
          <text:p text:style-name="P29"><text:span text:style-name="T48">字段名:</text:span><text:span text:style-name="T27">序号</text:span></text:p>
        </text:list-item>
        <text:list-item>
          <text:p text:style-name="P29"><text:span text:style-name="T27">字段名:姓名</text:span></text:p>
        </text:list-item>
        <text:list-item>
          <text:p text:style-name="P32"><text:span text:style-name="T27">字段名:地区</text:span></text:p>
        </text:list-item>
        <text:list-item>
          <text:p text:style-name="P33">字段名:部门/项目组</text:p>
        </text:list-item>
        <text:list-item>
          <text:p text:style-name="P60"><text:span text:style-name="T13">字段名:</text:span><text:span text:style-name="T25">入职时间</text:span></text:p>
        </text:list-item>
        <text:list-item>
          <text:p text:style-name="P61"><text:span text:style-name="T13">字段名:</text:span><text:span text:style-name="T25">转正时间</text:span></text:p>
        </text:list-item>
        <text:list-item>
          <text:p text:style-name="P62"><text:span text:style-name="T13">字段名:</text:span><text:span text:style-name="T25">当前岗位层级</text:span></text:p>
        </text:list-item>
        <text:list-item>
          <text:p text:style-name="P62"><text:span text:style-name="T13">字段名:</text:span><text:span text:style-name="T25">获取时间</text:span></text:p>
        </text:list-item>
        <text:list-item>
          <text:p text:style-name="P62"><text:span text:style-name="T13">字段名:</text:span><text:span text:style-name="T25">在岗时长</text:span></text:p>
        </text:list-item>
        <text:list-item>
          <text:p text:style-name="P62"><text:span text:style-name="T13">字段名:</text:span><text:span text:style-name="T25">岗位补贴</text:span></text:p>
        </text:list-item>
        <text:list-item>
          <text:p text:style-name="P62"><text:span text:style-name="T13">字段名:</text:span><text:span text:style-name="T60">是否应</text:span><text:span text:style-name="T63">该轮岗</text:span></text:p>
        </text:list-item>
        <text:list-item>
          <text:p text:style-name="P62"><text:span text:style-name="T13">字段名:</text:span><text:span text:style-name="T25">是否延后</text:span></text:p>
        </text:list-item>
        <text:list-item>
          <text:p text:style-name="P62"><text:span text:style-name="T13">字段名:</text:span><text:span text:style-name="T31">延</text:span><text:span text:style-name="T60">后次</text:span><text:span text:style-name="T63">数</text:span></text:p>
        </text:list-item>
        <text:list-item>
          <text:p text:style-name="P62"><text:span text:style-name="T52">字段名:</text:span><text:span text:style-name="T31">延</text:span><text:span text:style-name="T60">后的</text:span><text:span text:style-name="T63">在岗时长</text:span></text:p>
        </text:list-item>
        <text:list-item>
          <text:p text:style-name="P62"><text:span text:style-name="T52">字段名:</text:span><text:span text:style-name="T31">（</text:span><text:span text:style-name="T60">延后</text:span><text:span text:style-name="T63">）是否应该轮岗</text:span></text:p>
        </text:list-item>
        <text:list-item>
          <text:p text:style-name="P62"><text:span text:style-name="T52">字段名:</text:span><text:span text:style-name="T25">轮岗次数</text:span></text:p>
          <text:p text:style-name="P62"><text:span text:style-name="T25"/></text:p>
        </text:list-item>
      </text:list>
      <text:p text:style-name="P45"><text:tab/><text:tab/><text:tab/>功能名_<text:span text:style-name="T68">２:添加　 功能类型:网格</text:span></text:p>
      <text:list xml:id="list160861717834377" text:continue-numbering="true" text:style-name="L20">
        <text:list-header>
          <text:p text:style-name="P30"><text:span text:style-name="T48"/></text:p>
        </text:list-header>
        <text:list-item>
          <text:p text:style-name="P30"><text:span text:style-name="T27">字段名:姓名<text:tab/><text:tab/></text:span><text:span text:style-name="T48">字段类型:文本框 必填</text:span></text:p>
        </text:list-item>
        <text:list-item>
          <text:p text:style-name="P34">字段名:部门/项目组<text:span text:style-name="T67">　　字段类型:下拉文本框 必填</text:span></text:p>
        </text:list-item>
        <text:list-item>
          <text:p text:style-name="P36"><text:span text:style-name="T26">字段名:地区<text:tab/><text:tab/><text:tab/></text:span><text:span text:style-name="T49">字段类型:下拉文本框 必填</text:span></text:p>
        </text:list-item>
        <text:list-item>
          <text:p text:style-name="P63"><text:span text:style-name="T13">字段名:</text:span><text:span text:style-name="T25">入职时间<text:tab/><text:tab/></text:span><text:span text:style-name="T53">字段类型:时间框 必填</text:span></text:p>
        </text:list-item>
        <text:list-item>
          <text:p text:style-name="P63"><text:span text:style-name="T13">字段名:</text:span><text:span text:style-name="T25">转正时间<text:tab/><text:tab/></text:span><text:span text:style-name="T53">字段类型:时间框 必填</text:span></text:p>
        </text:list-item>
        <text:list-item>
          <text:p text:style-name="P63"><text:span text:style-name="T13">字段名:</text:span><text:span text:style-name="T25">当前岗位层级<text:tab/></text:span><text:span text:style-name="T53">字段类型:文本框 必填</text:span></text:p>
        </text:list-item>
        <text:list-item>
          <text:p text:style-name="P63"><text:span text:style-name="T13">字段名:</text:span><text:span text:style-name="T25">获取时间<text:tab/><text:tab/></text:span><text:span text:style-name="T53">字段类型:时间框 必填</text:span></text:p>
        </text:list-item>
        <text:list-item>
          <text:p text:style-name="P63"><text:span text:style-name="T13">字段名:</text:span><text:span text:style-name="T25">在岗时长<text:tab/><text:tab/></text:span><text:span text:style-name="T53">字段类型:数字框 必填</text:span></text:p>
        </text:list-item>
        <text:list-item>
          <text:p text:style-name="P63"><text:span text:style-name="T13">字段名:</text:span><text:span text:style-name="T25">岗位补贴<text:tab/><text:tab/></text:span><text:span text:style-name="T53">字段类型:数字框 必填</text:span></text:p>
        </text:list-item>
        <text:list-item>
          <text:p text:style-name="P63"><text:soft-page-break/><text:span text:style-name="T13">字段名:</text:span><text:span text:style-name="T60">是否应</text:span><text:span text:style-name="T63">该轮岗<text:tab/></text:span><text:span text:style-name="T64">字段类型:下拉框</text:span><text:span text:style-name="T65">（是否）</text:span><text:span text:style-name="T64"> 必填</text:span></text:p>
        </text:list-item>
        <text:list-item>
          <text:p text:style-name="P63"><text:span text:style-name="T13">字段名:</text:span><text:span text:style-name="T25">是否延后<text:tab/></text:span><text:span text:style-name="T53">字段类型:下拉框</text:span><text:span text:style-name="T54">（是否）</text:span><text:span text:style-name="T53"> 必填</text:span></text:p>
        </text:list-item>
        <text:list-item>
          <text:p text:style-name="P63"><text:span text:style-name="T13">字段名:</text:span><text:span text:style-name="T31">延</text:span><text:span text:style-name="T60">后次</text:span><text:span text:style-name="T63">数<text:tab/></text:span><text:span text:style-name="T64">字段类型:数字框 必填</text:span></text:p>
        </text:list-item>
        <text:list-item>
          <text:p text:style-name="P63"><text:span text:style-name="T52">字段名:</text:span><text:span text:style-name="T31">延</text:span><text:span text:style-name="T60">后的</text:span><text:span text:style-name="T63">在岗时长<text:tab/><text:tab/></text:span><text:span text:style-name="T64">字段类型:数字框 必填</text:span></text:p>
        </text:list-item>
        <text:list-item>
          <text:p text:style-name="P63"><text:span text:style-name="T52">字段名:</text:span><text:span text:style-name="T31">（</text:span><text:span text:style-name="T60">延后</text:span><text:span text:style-name="T63">）是否应该轮岗<text:tab/><text:tab/></text:span><text:span text:style-name="T64">字段类型:下拉框</text:span><text:span text:style-name="T65">（是否）</text:span><text:span text:style-name="T64"> 必填</text:span></text:p>
        </text:list-item>
        <text:list-item>
          <text:p text:style-name="P63"><text:span text:style-name="T52">字段名:</text:span><text:span text:style-name="T25">轮岗次数<text:tab/></text:span><text:span text:style-name="T53">字段类型:数字框 必填</text:span></text:p>
        </text:list-item>
      </text:list>
      <text:p text:style-name="P37"><text:span text:style-name="T25"/></text:p>
      <text:p text:style-name="P46"><text:tab/><text:tab/>功能名_<text:span text:style-name="T68">３:编辑　 功能类型:网格</text:span></text:p>
      <text:list xml:id="list160860503037974" text:continue-numbering="true" text:style-name="L20">
        <text:list-header>
          <text:p text:style-name="P47"><text:span text:style-name="T48">（隐藏字段</text:span><text:span text:style-name="T47">id）</text:span></text:p>
        </text:list-header>
        <text:list-item>
          <text:p text:style-name="P31"><text:span text:style-name="T27">字段名:姓名<text:tab/><text:tab/></text:span><text:span text:style-name="T48">字段类型:文本框 必填</text:span></text:p>
        </text:list-item>
        <text:list-item>
          <text:p text:style-name="P36"><text:span text:style-name="T26">字段名:地区<text:tab/><text:tab/><text:tab/></text:span><text:span text:style-name="T49">字段类型:下拉文本框 必填</text:span></text:p>
        </text:list-item>
        <text:list-item>
          <text:p text:style-name="P35">字段名:部门/项目组<text:span text:style-name="T67">　　字段类型:下拉文本框 必填</text:span></text:p>
        </text:list-item>
        <text:list-item>
          <text:p text:style-name="P64"><text:span text:style-name="T13">字段名:</text:span><text:span text:style-name="T25">入职时间<text:tab/><text:tab/></text:span><text:span text:style-name="T53">字段类型:时间框 必填</text:span></text:p>
        </text:list-item>
        <text:list-item>
          <text:p text:style-name="P64"><text:span text:style-name="T13">字段名:</text:span><text:span text:style-name="T25">转正时间<text:tab/><text:tab/></text:span><text:span text:style-name="T53">字段类型:时间框 必填</text:span></text:p>
        </text:list-item>
        <text:list-item>
          <text:p text:style-name="P64"><text:span text:style-name="T13">字段名:</text:span><text:span text:style-name="T25">当前岗位层级<text:tab/></text:span><text:span text:style-name="T53">字段类型:文本框 必填</text:span></text:p>
        </text:list-item>
        <text:list-item>
          <text:p text:style-name="P64"><text:span text:style-name="T13">字段名:</text:span><text:span text:style-name="T25">获取时间<text:tab/><text:tab/></text:span><text:span text:style-name="T53">字段类型:时间框 必填</text:span></text:p>
        </text:list-item>
        <text:list-item>
          <text:p text:style-name="P64"><text:span text:style-name="T13">字段名:</text:span><text:span text:style-name="T25">在岗时长<text:tab/><text:tab/></text:span><text:span text:style-name="T53">字段类型:数字框 必填</text:span></text:p>
        </text:list-item>
        <text:list-item>
          <text:p text:style-name="P64"><text:span text:style-name="T13">字段名:</text:span><text:span text:style-name="T25">岗位补贴<text:tab/><text:tab/></text:span><text:span text:style-name="T53">字段类型:数字框 必填</text:span></text:p>
        </text:list-item>
        <text:list-item>
          <text:p text:style-name="P64"><text:span text:style-name="T13">字段名:</text:span><text:span text:style-name="T60">是否应</text:span><text:span text:style-name="T63">该轮岗<text:tab/></text:span><text:span text:style-name="T64">字段类型:下拉框</text:span><text:span text:style-name="T65">（是否）</text:span><text:span text:style-name="T64"> 必填</text:span></text:p>
        </text:list-item>
        <text:list-item>
          <text:p text:style-name="P64"><text:span text:style-name="T13">字段名:</text:span><text:span text:style-name="T25">是否延后<text:tab/></text:span><text:span text:style-name="T53">字段类型:下拉框</text:span><text:span text:style-name="T54">（是否）</text:span><text:span text:style-name="T53"> 必填</text:span></text:p>
        </text:list-item>
        <text:list-item>
          <text:p text:style-name="P64"><text:span text:style-name="T13">字段名:</text:span><text:span text:style-name="T31">延</text:span><text:span text:style-name="T60">后次</text:span><text:span text:style-name="T63">数<text:tab/></text:span><text:span text:style-name="T64">字段类型:数字框 必填</text:span></text:p>
        </text:list-item>
        <text:list-item>
          <text:p text:style-name="P64"><text:span text:style-name="T52">字段名:</text:span><text:span text:style-name="T31">延</text:span><text:span text:style-name="T60">后的</text:span><text:span text:style-name="T63">在岗时长<text:tab/><text:tab/></text:span><text:span text:style-name="T64">字段类型:数字框 必填</text:span></text:p>
        </text:list-item>
        <text:list-item>
          <text:p text:style-name="P64"><text:span text:style-name="T52">字段名:</text:span><text:span text:style-name="T31">（</text:span><text:span text:style-name="T60">延后</text:span><text:span text:style-name="T63">）是否应该轮岗<text:tab/><text:tab/></text:span><text:span text:style-name="T64">字段类型:下拉框</text:span><text:span text:style-name="T65">（是否）</text:span><text:span text:style-name="T64"> 必填</text:span></text:p>
        </text:list-item>
        <text:list-item>
          <text:p text:style-name="P35"><text:span text:style-name="T47">字段名:</text:span><text:span text:style-name="T25">轮岗次数<text:tab/></text:span><text:span text:style-name="T47">字段类型:数字框 必填</text:span></text:p>
          <text:p text:style-name="P35"><text:span text:style-name="T47"/></text:p>
        </text:list-item>
      </text:list>
      <text:p text:style-name="P38"><text:span text:style-name="T47"><text:tab/><text:tab/><text:tab/>能名_</text:span><text:span text:style-name="T51">４</text:span><text:span text:style-name="T50">:删除　 功能类型:删除</text:span></text:p>
      <text:p text:style-name="P38"><text:span text:style-name="T50"><text:tab/><text:tab/><text:tab/>能名_</text:span><text:span text:style-name="T51">5</text:span><text:span text:style-name="T50">:</text:span><text:span text:style-name="T51">导入</text:span><text:span text:style-name="T50">　 功能类型: </text:span><text:span text:style-name="T51">导入</text:span></text:p>
      <text:p text:style-name="P39"><text:span text:style-name="T50"><text:tab/><text:tab/><text:tab/>能名_</text:span><text:span text:style-name="T51">6</text:span><text:span text:style-name="T50">:导出　 功能类型: 导出</text:span></text:p>
      <text:p text:style-name="P39"><text:span text:style-name="T50"/></text:p>
      <text:p text:style-name="P48">导航下拉名_<text:span text:style-name="T69">3:汇总</text:span></text:p>
      <text:p text:style-name="P48"><text:tab/><text:tab/>导航名_<text:span text:style-name="T7">1:岗位轮换明细汇总</text:span></text:p>
      <text:p text:style-name="P50"><text:tab/><text:tab/><text:tab/>功能名_<text:span text:style-name="T7">1列表:</text:span></text:p>
      <text:p text:style-name="P50"><text:span text:style-name="T7"><text:tab/><text:tab/><text:tab/>列表1 <text:s text:c="4"/>功能类型:网格</text:span></text:p>
      <text:list xml:id="list160860400348846" text:continue-list="list8189109498831345441" text:style-name="L11">
        <text:list-item>
          <text:p text:style-name="P57"><text:span text:style-name="T11">字段名:</text:span><text:span text:style-name="T20">地区</text:span></text:p>
        </text:list-item>
        <text:list-item>
          <text:p text:style-name="P66"><text:span text:style-name="T15">字段名:</text:span><text:span text:style-name="T26">项目组</text:span><text:span text:style-name="T38">/</text:span><text:span text:style-name="T26">部门</text:span></text:p>
        </text:list-item>
        <text:list-item>
          <text:p text:style-name="P66"><text:span text:style-name="T15">字段名:</text:span><text:span text:style-name="T30">公司发展需求管理人数</text:span></text:p>
        </text:list-item>
        <text:list-item>
          <text:p text:style-name="P66"><text:span text:style-name="T15">字段名:</text:span><text:span text:style-name="T30">个人发展</text:span><text:span text:style-name="T43">需求管理人数</text:span></text:p>
        </text:list-item>
        <text:list-item>
          <text:p text:style-name="P57"><text:span text:style-name="T11">字段名:</text:span><text:span text:style-name="T22">管理层人</text:span><text:span text:style-name="T36">数</text:span></text:p>
        </text:list-item>
        <text:list-item>
          <text:p text:style-name="P57"><text:span text:style-name="T11">字段名:</text:span><text:span text:style-name="T22">管理层应</text:span><text:span text:style-name="T36">轮岗人数</text:span></text:p>
          <text:p text:style-name="P22"><text:soft-page-break/></text:p>
        </text:list-item>
        <text:list-item>
          <text:p text:style-name="P57"><text:span text:style-name="T11">字段名:</text:span><text:span text:style-name="T22">管理层储</text:span><text:span text:style-name="T36">备期人数</text:span></text:p>
        </text:list-item>
        <text:list-item>
          <text:p text:style-name="P57"><text:span text:style-name="T11">字段名:</text:span><text:span text:style-name="T22">管理层储</text:span><text:span text:style-name="T36">备期应轮岗人数</text:span></text:p>
        </text:list-item>
        <text:list-item>
          <text:p text:style-name="P57"><text:span text:style-name="T11">字段名:</text:span><text:span text:style-name="T22">管理层实</text:span><text:span text:style-name="T36">习期人数</text:span></text:p>
        </text:list-item>
        <text:list-item>
          <text:p text:style-name="P57"><text:span text:style-name="T14">字段名:</text:span><text:span text:style-name="T22">管理层实</text:span><text:span text:style-name="T36">习期应轮岗人数</text:span></text:p>
          <text:p text:style-name="P57"><text:span text:style-name="T36"/></text:p>
        </text:list-item>
      </text:list>
      <text:p text:style-name="P50"><text:span text:style-name="T7"><text:tab/><text:tab/><text:tab/>列表2 <text:s text:c="4"/>功能类型:网格</text:span></text:p>
      <text:list xml:id="list160860327618570" text:continue-numbering="true" text:style-name="L11">
        <text:list-item>
          <text:p text:style-name="P58"><text:span text:style-name="T11">字段名:</text:span><text:span text:style-name="T20">地区</text:span></text:p>
        </text:list-item>
        <text:list-item>
          <text:p text:style-name="P67"><text:span text:style-name="T15">字段名:</text:span><text:span text:style-name="T26">项目组</text:span><text:span text:style-name="T38">/</text:span><text:span text:style-name="T26">部门</text:span></text:p>
        </text:list-item>
        <text:list-item>
          <text:p text:style-name="P67"><text:span text:style-name="T15">字段名:</text:span><text:span text:style-name="T30">公司发展需求决策人数</text:span></text:p>
        </text:list-item>
        <text:list-item>
          <text:p text:style-name="P68"><text:span text:style-name="T15">字段名:</text:span><text:span text:style-name="T30">个人发展</text:span><text:span text:style-name="T43">需求</text:span><text:span text:style-name="T30">决策</text:span><text:span text:style-name="T43">人数</text:span></text:p>
        </text:list-item>
        <text:list-item>
          <text:p text:style-name="P59"><text:span text:style-name="T11">字段名:</text:span><text:span text:style-name="T23">决策</text:span><text:span text:style-name="T22">层人</text:span><text:span text:style-name="T36">数</text:span></text:p>
        </text:list-item>
        <text:list-item>
          <text:p text:style-name="P59"><text:span text:style-name="T11">字段名:</text:span><text:span text:style-name="T23">决策</text:span><text:span text:style-name="T22">层应</text:span><text:span text:style-name="T36">轮岗人数</text:span></text:p>
        </text:list-item>
        <text:list-item>
          <text:p text:style-name="P59"><text:span text:style-name="T11">字段名:</text:span><text:span text:style-name="T23">决策</text:span><text:span text:style-name="T22">层储</text:span><text:span text:style-name="T36">备期人数</text:span></text:p>
        </text:list-item>
        <text:list-item>
          <text:p text:style-name="P59"><text:span text:style-name="T11">字段名:</text:span><text:span text:style-name="T23">决策</text:span><text:span text:style-name="T22">层储</text:span><text:span text:style-name="T36">备期应轮岗人数</text:span></text:p>
        </text:list-item>
        <text:list-item>
          <text:p text:style-name="P59"><text:span text:style-name="T11">字段名:</text:span><text:span text:style-name="T23">决策</text:span><text:span text:style-name="T22">层实</text:span><text:span text:style-name="T36">习期人数</text:span></text:p>
        </text:list-item>
        <text:list-item>
          <text:p text:style-name="P59"><text:span text:style-name="T14">字段名:</text:span><text:span text:style-name="T24">决策</text:span><text:span text:style-name="T22">层实</text:span><text:span text:style-name="T36">习期应轮岗人数</text:span></text:p>
        </text:list-item>
      </text:list>
      <text:p text:style-name="P77"><text:span text:style-name="T36"/></text:p>
      <text:p text:style-name="P51"><text:tab/><text:tab/>导航名_<text:span text:style-name="T70">２:岗位轮换管理汇总</text:span></text:p>
      <text:p text:style-name="P51"><text:tab/><text:tab/><text:tab/>功能名_<text:span text:style-name="T7">1列表: <text:s text:c="4"/>功能类型:网格</text:span></text:p>
      <text:p text:style-name="P78"><text:span text:style-name="T71"><text:tab/><text:tab/><text:tab/><text:tab/>(以下的汇总都分日，周，月，季度，年，累计)</text:span></text:p>
      <text:p text:style-name="P78"><text:tab/><text:tab/><text:tab/><text:tab/>商务洽谈管理日汇总<text:span text:style-name="T72">-日期框(yyyy-MM-dd)</text:span></text:p>
      <text:p text:style-name="P78"><text:tab/><text:tab/><text:tab/><text:tab/>商务洽谈管理周汇总<text:span text:style-name="T72">-年 下拉 月 下拉 周 下拉</text:span></text:p>
      <text:p text:style-name="P80"><text:span text:style-name="T73"><text:tab/><text:tab/><text:tab/><text:tab/>商务</text:span><text:span text:style-name="T74">洽谈管理月汇总-年 下拉 <text:s/>月 下拉</text:span></text:p>
      <text:p text:style-name="P80"><text:span text:style-name="T74"><text:tab/><text:tab/><text:tab/><text:tab/>商务洽谈管理季度汇总</text:span><text:span text:style-name="T75">-年 下拉 季度 下拉</text:span></text:p>
      <text:p text:style-name="P79"><text:tab/><text:tab/><text:tab/><text:tab/>商务洽谈管理年汇总-年 下拉</text:p>
      <text:p text:style-name="P74"><text:tab/><text:tab/><text:tab/><text:tab/>商务洽谈管理累计汇总 -日期框 (yyyy-MM-dd)</text:p>
      <text:p text:style-name="P74"/>
      <text:list xml:id="list160861617778508" text:continue-numbering="true" text:style-name="L11">
        <text:list-item>
          <text:p text:style-name="P69"><text:span text:style-name="T15">字段名:</text:span><text:span text:style-name="T26">地区</text:span></text:p>
        </text:list-item>
        <text:list-item>
          <text:p text:style-name="P69"><text:span text:style-name="T15">字段名:</text:span><text:span text:style-name="T26">项目组</text:span><text:span text:style-name="T38">/</text:span><text:span text:style-name="T26">部门</text:span></text:p>
        </text:list-item>
        <text:list-item>
          <text:p text:style-name="P69"><text:span text:style-name="T15">字段名:</text:span><text:span text:style-name="T30">公司发展需求人数</text:span></text:p>
        </text:list-item>
        <text:list-item>
          <text:p text:style-name="P69"><text:span text:style-name="T15">字段名:</text:span><text:span text:style-name="T30">个人发展</text:span><text:span text:style-name="T43">需求人数</text:span></text:p>
        </text:list-item>
        <text:list-item>
          <text:p text:style-name="P69"><text:span text:style-name="T15">字段名:</text:span><text:span text:style-name="T28">应</text:span><text:span text:style-name="T26">轮岗人数</text:span></text:p>
        </text:list-item>
        <text:list-item>
          <text:p text:style-name="P69"><text:span text:style-name="T15">字段名:</text:span><text:span text:style-name="T28">正</text:span><text:span text:style-name="T26">在受理</text:span></text:p>
        </text:list-item>
        <text:list-item>
          <text:p text:style-name="P69"><text:span text:style-name="T15">字段名:</text:span><text:span text:style-name="T28">未</text:span><text:span text:style-name="T26">处理</text:span></text:p>
        </text:list-item>
        <text:list-item>
          <text:p text:style-name="P69"><text:span text:style-name="T15">字段名:</text:span><text:span text:style-name="T28">已</text:span><text:span text:style-name="T26">处理</text:span><text:span text:style-name="T38">完成</text:span></text:p>
        </text:list-item>
        <text:list-item>
          <text:p text:style-name="P69"><text:span text:style-name="T15">字段名:</text:span><text:span text:style-name="T28">通</text:span><text:span text:style-name="T26">过（轮</text:span><text:span text:style-name="T38">岗人数）</text:span></text:p>
        </text:list-item>
        <text:list-item>
          <text:p text:style-name="P69"><text:span text:style-name="T56">字段名:</text:span><text:span text:style-name="T29">未</text:span><text:span text:style-name="T26">通过</text:span></text:p>
        </text:list-item>
        <text:list-item>
          <text:p text:style-name="P70"><text:span text:style-name="T56">字段名:</text:span><text:span text:style-name="T29">已</text:span><text:span text:style-name="T26">通报</text:span><text:span text:style-name="T38">结果数量</text:span></text:p>
        </text:list-item>
        <text:list-item>
          <text:p text:style-name="P70"><text:span text:style-name="T56">字段名:</text:span><text:span text:style-name="T29">员</text:span><text:span text:style-name="T26">工发展</text:span><text:span text:style-name="T38">成本（元）</text:span></text:p>
        </text:list-item>
      </text:list>
      <text:p text:style-name="P71"><text:span text:style-name="T38"/></text:p>
      <text:p text:style-name="P71"><text:span text:style-name="T38"/></text:p>
      <text:p text:style-name="P52"><text:tab/><text:tab/>导航名_<text:span text:style-name="T76">3:图形化展示</text:span></text:p>
      <text:p text:style-name="P52"><text:span text:style-name="T38"><text:tab/><text:tab/><text:tab/><text:tab/>功能名_</text:span><text:span text:style-name="T39">1轮岗情况: <text:s text:c="4"/>功能类型:图表</text:span></text:p>
      <text:p text:style-name="P52"><text:span text:style-name="T39"/></text:p>
      <text:p text:style-name="P52"><text:span text:style-name="T39"><text:tab/><text:tab/><text:tab/><text:tab/></text:span><text:span text:style-name="T40">（两个图表：１为管理层岗位轮换情况；２为决策层岗位轮换情况）</text:span></text:p>
      <text:p text:style-name="P52"><text:soft-page-break/><text:span text:style-name="T39"/></text:p>
      <text:p text:style-name="P52"><draw:frame draw:style-name="fr1" draw:name="Object1" text:anchor-type="paragraph" svg:x="0.219cm" svg:y="0.148cm" svg:width="17.951cm" svg:height="8.46cm" draw:z-index="0"><draw:object xlink:href="./Object 1" xlink:type="simple" xlink:show="embed" xlink:actuate="onLoad"/><draw:image xlink:href="./ObjectReplacements/Object 1" xlink:type="simple" xlink:show="embed" xlink:actuate="onLoad"/><svg:desc>chart</svg:desc></draw:frame><text:span text:style-name="T39"/></text:p>
      <text:p text:style-name="P81"><draw:frame draw:style-name="fr1" draw:name="Object2" text:anchor-type="paragraph" svg:x="0.517cm" svg:y="0.36cm" svg:width="17.554cm" svg:height="8.714cm" draw:z-index="1"><draw:object xlink:href="./Object 2" xlink:type="simple" xlink:show="embed" xlink:actuate="onLoad"/><draw:image xlink:href="./ObjectReplacements/Object 2" xlink:type="simple" xlink:show="embed" xlink:actuate="onLoad"/><svg:desc>chart</svg:desc></draw:frame><text:span text:style-name="T34"/></text:p>
      <text:p text:style-name="P53"><text:span text:style-name="T45"><text:tab/><text:tab/><text:tab/><text:tab/></text:span></text:p>
      <text:p text:style-name="P53"><text:span text:style-name="T45"/></text:p>
      <text:p text:style-name="P53"><text:span text:style-name="T45"><text:tab/><text:tab/><text:tab/><text:tab/></text:span><text:span text:style-name="T41">功能名_</text:span><text:span text:style-name="T42">2 </text:span><text:span text:style-name="T39">轮岗轮换管理汇总: <text:s text:c="4"/>功能类型:图表</text:span></text:p>
      <text:p text:style-name="P53"><text:span text:style-name="T46"/></text:p>
      <text:p text:style-name="P76"><text:span text:style-name="T36"/></text:p>
      <text:p text:style-name="P75"><text:span text:style-name="T36"/></text:p>
      <text:list xml:id="list160861284251919" text:continue-numbering="true" text:style-name="L11">
        <text:list-header>
          <text:p text:style-name="P49"/>
        </text:list-header>
        <text:list-item>
          <text:p text:style-name="P49"><draw:frame draw:style-name="fr2" draw:name="Object3" text:anchor-type="paragraph" svg:width="18.12cm" svg:height="7.95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</text:list-item>
      </text:list>
      <text:p text:style-name="P48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思源黑体 CN Regular1" svg:font-family="'思源黑体 CN Regular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US" style:letter-kerning="true" style:font-name-asian="思源黑体 CN Regular2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2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09:36:14.575406781</meta:creation-date>
    <dc:date>2018-01-19T16:08:51.960777658</dc:date>
    <meta:editing-duration>PT2H41M31S</meta:editing-duration>
    <meta:editing-cycles>27</meta:editing-cycles>
    <meta:generator>LibreOffice/5.1.6.2.0$Linux_X86_64 LibreOffice_project/10$Build-2</meta:generator>
    <meta:document-statistic meta:table-count="0" meta:image-count="0" meta:object-count="3" meta:page-count="8" meta:paragraph-count="235" meta:word-count="3081" meta:character-count="3852" meta:non-whitespace-character-count="345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style:text-position="0% 100%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95cm" svg:height="8.459cm" xlink:href="." xlink:type="simple" chart:class="chart:bar" chart:style-name="ch1">
        <chart:title svg:x="7.88cm" svg:y="0.304cm" chart:style-name="ch2">
          <text:p>轮岗情况</text:p>
        </chart:title>
        <chart:legend chart:legend-position="bottom" svg:x="5.577cm" svg:y="7.517cm" style:legend-expansion="wide" chart:style-name="ch3"/>
        <chart:plot-area chart:style-name="ch4" chart:data-source-has-labels="both" svg:x="-0.517cm" svg:y="1.393cm" svg:width="17.684cm" svg:height="6.231cm">
          <chartooo:coordinate-region svg:x="0.88cm" svg:y="1.553cm" svg:width="16.287cm" svg:height="3.165cm"/>
          <chart:axis chart:dimension="x" chart:name="primary-x" chart:style-name="ch5" chartooo:axis-type="auto">
            <chartooo:date-scale/>
            <chart:categories table:cell-range-address="local-table.$B$1:.$I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I$2" chart:label-cell-address="local-table.$A$2" chart:class="chart:bar">
            <chart:data-point chart:repeated="8"/>
          </chart:series>
          <chart:series chart:style-name="ch9" chart:values-cell-range-address="local-table.$B$3:.$I$3" chart:label-cell-address="local-table.$A$3" chart:class="chart:bar">
            <chart:data-point chart:repeated="8"/>
          </chart:series>
          <chart:series chart:style-name="ch10" chart:values-cell-range-address="local-table.$B$4:.$I$4" chart:label-cell-address="local-table.$A$4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公司发展需求管理人数</text:p>
              </table:table-cell>
              <table:table-cell office:value-type="string">
                <text:p>个人发展需求管理人数</text:p>
              </table:table-cell>
              <table:table-cell office:value-type="string">
                <text:p>管理层人数</text:p>
              </table:table-cell>
              <table:table-cell office:value-type="string">
                <text:p>管理层应轮岗人数</text:p>
              </table:table-cell>
              <table:table-cell office:value-type="string">
                <text:p>管理层储备期人数</text:p>
              </table:table-cell>
              <table:table-cell office:value-type="string">
                <text:p>管理层储备期应轮岗人数</text:p>
              </table:table-cell>
              <table:table-cell office:value-type="string">
                <text:p>管理层实习期人数</text:p>
              </table:table-cell>
              <table:table-cell office:value-type="string">
                <text:p>管理层实习期应轮岗人数</text:p>
              </table:table-cell>
            </table:table-row>
          </table:table-header-rows>
          <table:table-rows>
            <table:table-row>
              <table:table-cell office:value-type="string">
                <text:p>财务运营部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综合资源部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商务发展部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style:text-position="0% 100%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553cm" svg:height="8.713cm" xlink:href="." xlink:type="simple" chart:class="chart:bar" chart:style-name="ch1">
        <chart:title svg:x="7.681cm" svg:y="0.309cm" chart:style-name="ch2">
          <text:p>轮岗情况</text:p>
        </chart:title>
        <chart:legend chart:legend-position="bottom" svg:x="5.378cm" svg:y="7.771cm" style:legend-expansion="wide" chart:style-name="ch3"/>
        <chart:plot-area chart:style-name="ch4" chart:data-source-has-labels="both" svg:x="-0.558cm" svg:y="1.44cm" svg:width="17.345cm" svg:height="6.327cm">
          <chartooo:coordinate-region svg:x="0.861cm" svg:y="1.6cm" svg:width="15.926cm" svg:height="3.261cm"/>
          <chart:axis chart:dimension="x" chart:name="primary-x" chart:style-name="ch5" chartooo:axis-type="auto">
            <chartooo:date-scale/>
            <chart:categories table:cell-range-address="local-table.$B$1:.$I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I$2" chart:label-cell-address="local-table.$A$2" chart:class="chart:bar">
            <chart:data-point chart:repeated="8"/>
          </chart:series>
          <chart:series chart:style-name="ch9" chart:values-cell-range-address="local-table.$B$3:.$I$3" chart:label-cell-address="local-table.$A$3" chart:class="chart:bar">
            <chart:data-point chart:repeated="8"/>
          </chart:series>
          <chart:series chart:style-name="ch10" chart:values-cell-range-address="local-table.$B$4:.$I$4" chart:label-cell-address="local-table.$A$4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公司发展需求管理人数</text:p>
              </table:table-cell>
              <table:table-cell office:value-type="string">
                <text:p>个人发展需求管理人数</text:p>
              </table:table-cell>
              <table:table-cell office:value-type="string">
                <text:p>管理层人数</text:p>
              </table:table-cell>
              <table:table-cell office:value-type="string">
                <text:p>管理层应轮岗人数</text:p>
              </table:table-cell>
              <table:table-cell office:value-type="string">
                <text:p>管理层储备期人数</text:p>
              </table:table-cell>
              <table:table-cell office:value-type="string">
                <text:p>管理层储备期应轮岗人数</text:p>
              </table:table-cell>
              <table:table-cell office:value-type="string">
                <text:p>管理层实习期人数</text:p>
              </table:table-cell>
              <table:table-cell office:value-type="string">
                <text:p>管理层实习期应轮岗人数</text:p>
              </table:table-cell>
            </table:table-row>
          </table:table-header-rows>
          <table:table-rows>
            <table:table-row>
              <table:table-cell office:value-type="string">
                <text:p>财务运营部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综合资源部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商务发展部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5a5a5"/>
      <style:text-properties style:text-position="0% 100%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8.12cm" svg:height="7.949cm" xlink:href="." xlink:type="simple" chart:class="chart:bar" chart:style-name="ch1">
        <chart:title svg:x="6.96cm" svg:y="0.293cm" chart:style-name="ch2">
          <text:p>岗位轮换管理汇总</text:p>
        </chart:title>
        <chart:legend chart:legend-position="bottom" svg:x="5.662cm" svg:y="7.007cm" style:legend-expansion="wide" chart:style-name="ch3"/>
        <chart:plot-area chart:style-name="ch4" chart:data-source-has-labels="both" svg:x="0.362cm" svg:y="1.542cm" svg:width="17.396cm" svg:height="5.307cm">
          <chartooo:coordinate-region svg:x="1.415cm" svg:y="1.542cm" svg:width="16.343cm" svg:height="2.915cm"/>
          <chart:axis chart:dimension="x" chart:name="primary-x" chart:style-name="ch5" chartooo:axis-type="auto">
            <chartooo:date-scale/>
            <chart:categories table:cell-range-address="local-table.$B$1:.$J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J$2" chart:label-cell-address="local-table.$A$2" chart:class="chart:bar">
            <chart:data-point chart:repeated="9"/>
          </chart:series>
          <chart:series chart:style-name="ch9" chart:values-cell-range-address="local-table.$B$3:.$J$3" chart:label-cell-address="local-table.$A$3" chart:class="chart:bar">
            <chart:data-point chart:repeated="9"/>
          </chart:series>
          <chart:series chart:style-name="ch10" chart:values-cell-range-address="local-table.$B$4:.$J$4" chart:label-cell-address="local-table.$A$4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公司发展需求人数</text:p>
              </table:table-cell>
              <table:table-cell office:value-type="string">
                <text:p>个人发展需求人数</text:p>
              </table:table-cell>
              <table:table-cell office:value-type="string">
                <text:p>应轮岗人数</text:p>
              </table:table-cell>
              <table:table-cell office:value-type="string">
                <text:p>正在受理</text:p>
              </table:table-cell>
              <table:table-cell office:value-type="string">
                <text:p>未处理</text:p>
              </table:table-cell>
              <table:table-cell office:value-type="string">
                <text:p>已处理完成</text:p>
              </table:table-cell>
              <table:table-cell office:value-type="string">
                <text:p>通过（轮岗人数）</text:p>
              </table:table-cell>
              <table:table-cell office:value-type="string">
                <text:p>未通过</text:p>
              </table:table-cell>
              <table:table-cell office:value-type="string">
                <text:p>通报结果</text:p>
              </table:table-cell>
            </table:table-row>
          </table:table-header-rows>
          <table:table-rows>
            <table:table-row>
              <table:table-cell office:value-type="string">
                <text:p>财务运营部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综合资源部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商务发展部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